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8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75ab2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ff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87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388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473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58cm" svg:y1="15.016cm" svg:x2="9.126cm" svg:y2="14.507cm">
              <text:p/>
            </draw:line>
            <draw:line draw:style-name="gr2" draw:text-style-name="P1" draw:layer="layout" svg:x1="9.953cm" svg:y1="16.771cm" svg:x2="11.088cm" svg:y2="13.559cm">
              <text:p/>
            </draw:line>
            <draw:line draw:style-name="gr3" draw:text-style-name="P1" draw:layer="layout" svg:x1="10.637cm" svg:y1="14.861cm" svg:x2="10.474cm" svg:y2="14.814cm">
              <text:p/>
            </draw:line>
            <draw:line draw:style-name="gr3" draw:text-style-name="P1" draw:layer="layout" svg:x1="10.432cm" svg:y1="14.959cm" svg:x2="10.479cm" svg:y2="14.808cm">
              <text:p/>
            </draw:line>
            <draw:line draw:style-name="gr4" draw:text-style-name="P2" draw:layer="layout" svg:x1="11.235cm" svg:y1="13.02cm" svg:x2="12.665cm" svg:y2="17.019cm">
              <text:p/>
            </draw:line>
            <draw:frame draw:style-name="gr5" draw:text-style-name="P4" draw:layer="layout" svg:width="0.705cm" svg:height="0.63cm" svg:x="8.533cm" svg:y="14.051cm">
              <draw:text-box>
                <text:p text:style-name="P3"><text:span text:style-name="T1">E</text:span></text:p>
              </draw:text-box>
            </draw:frame>
            <draw:frame draw:style-name="gr6" draw:text-style-name="P4" draw:layer="layout" svg:width="0.687cm" svg:height="0.63cm" svg:x="10.498cm" svg:y="14.797cm">
              <draw:text-box>
                <text:p text:style-name="P3"><text:span text:style-name="T1">F</text:span></text:p>
              </draw:text-box>
            </draw:frame>
            <draw:frame draw:style-name="gr7" draw:text-style-name="P5" draw:layer="layout" svg:width="0.888cm" svg:height="0.63cm" svg:x="11.145cm" svg:y="12.837cm">
              <draw:text-box>
                <text:p text:style-name="P3"><text:span text:style-name="T2">d</text:span></text:p>
              </draw:text-box>
            </draw:frame>
            <draw:frame draw:style-name="gr8" draw:text-style-name="P4" draw:layer="layout" svg:width="0.973cm" svg:height="0.63cm" svg:x="9.891cm" svg:y="16.382cm">
              <draw:text-box>
                <text:p text:style-name="P3"><text:span text:style-name="T2">d</text:span><text:span text:style-name="T1">'</text:span></text:p>
              </draw:text-box>
            </draw:frame>
          </draw:g>
          <draw:g>
            <draw:line draw:style-name="gr9" draw:text-style-name="P1" draw:layer="layout" svg:x1="9.079cm" svg:y1="14.453cm" svg:x2="9.189cm" svg:y2="14.563cm">
              <text:p/>
            </draw:line>
            <draw:line draw:style-name="gr9" draw:text-style-name="P1" draw:layer="layout" svg:x1="9.079cm" svg:y1="14.563cm" svg:x2="9.189cm" svg:y2="14.453cm">
              <text:p/>
            </draw:line>
          </draw:g>
          <draw:g>
            <draw:line draw:style-name="gr9" draw:text-style-name="P1" draw:layer="layout" svg:x1="10.527cm" svg:y1="14.957cm" svg:x2="10.637cm" svg:y2="15.067cm">
              <text:p/>
            </draw:line>
            <draw:line draw:style-name="gr9" draw:text-style-name="P1" draw:layer="layout" svg:x1="10.527cm" svg:y1="15.067cm" svg:x2="10.637cm" svg:y2="14.95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01:52.828809751</meta:creation-date>
    <dc:date>2018-04-10T16:02:17.947370952</dc:date>
    <meta:editing-duration>PT25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